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">
      <style:text-properties officeooo:rsid="0019ec10" officeooo:paragraph-rsid="0019ec10"/>
    </style:style>
    <style:style style:name="P2" style:family="paragraph" style:parent-style-name="Text_20_body">
      <style:text-properties officeooo:rsid="0019ec10" officeooo:paragraph-rsid="0019ec10"/>
    </style:style>
    <style:style style:name="P3" style:family="paragraph" style:parent-style-name="Text_20_body">
      <style:text-properties officeooo:rsid="001b9ab8" officeooo:paragraph-rsid="001b9ab8"/>
    </style:style>
    <style:style style:name="P4" style:family="paragraph" style:parent-style-name="Title">
      <style:text-properties officeooo:rsid="0019ec10" officeooo:paragraph-rsid="0019ec10"/>
    </style:style>
    <style:style style:name="T1" style:family="text">
      <style:text-properties officeooo:rsid="001b9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alitätsanforderungen</text:p>
      <text:p text:style-name="P2"/>
      <text:p text:style-name="P1">Readability:</text:p>
      <text:p text:style-name="P2">- Icons are self explaining:</text:p>
      <text:p text:style-name="P2"><text:tab/>- Depending on the context of the app and the culture of the user icons may mean totally <text:tab/>different things to them as intended!</text:p>
      <text:p text:style-name="P2">→<text:span text:style-name="T1"> Use simple icons with it‘s name/ functionality shown as hint near icon after long press.</text:span></text:p>
      <text:p text:style-name="P2"/>
      <text:p text:style-name="P3">- The font is easy to read:</text:p>
      <text:p text:style-name="P3"><text:tab/>- Fonts are very subjective, some people cant see well and may have problems with smaller <text:tab/>Fonts, others may dislike/ loose overview because the font is too big.</text:p>
      <text:p text:style-name="P3">→ Use an monospaced easy to scale font and allow users to change its size, with the addition to replace it with his system fo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03:41.582211996</meta:creation-date>
    <dc:date>2019-11-14T17:21:08.540147635</dc:date>
    <meta:editing-duration>PT17M28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8" meta:word-count="107" meta:character-count="597" meta:non-whitespace-character-count="494"/>
  </office:meta>
</office:document-meta>
</file>